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4">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style:style>
    <style:style style:name="P35" style:family="paragraph" style:parent-style-name="Standard" style:list-style-name="WWNum7">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0429in" loext:contextual-spacing="false" fo:text-indent="-0.25in" style:auto-text-indent="false"/>
    </style:style>
    <style:style style:name="P42" style:family="paragraph" style:parent-style-name="Standard" style:list-style-name="WWNum7">
      <style:paragraph-properties fo:margin-left="0.5in" fo:margin-right="0in" fo:margin-top="0in" fo:margin-bottom="0.0429in" loext:contextual-spacing="false" fo:text-indent="-0.25in" style:auto-text-indent="false"/>
    </style:style>
    <style:style style:name="P43" style:family="paragraph" style:parent-style-name="Standard" style:list-style-name="WWNum2">
      <style:paragraph-properties fo:margin-left="0.5in" fo:margin-right="0in" fo:margin-top="0in" fo:margin-bottom="0.0429in" loext:contextual-spacing="false" fo:text-indent="-0.25in" style:auto-text-indent="false"/>
    </style:style>
    <style:style style:name="P44" style:family="paragraph" style:parent-style-name="Standard" style:list-style-name="WWNum1">
      <style:paragraph-properties fo:margin-left="0.5in" fo:margin-right="0in" fo:margin-top="0in" fo:margin-bottom="0.0429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4">
      <style:paragraph-properties fo:margin-left="0.5in" fo:margin-right="0in" fo:margin-top="0in" fo:margin-bottom="0.0429in" loext:contextual-spacing="false" fo:text-indent="-0.25in" style:auto-text-indent="false"/>
    </style:style>
    <style:style style:name="P47" style:family="paragraph" style:parent-style-name="Standard" style:list-style-name="WWNum3">
      <style:paragraph-properties fo:margin-left="0.5in" fo:margin-right="0in" fo:text-indent="-0.25in" style:auto-text-indent="false"/>
    </style:style>
    <style:style style:name="P48" style:family="paragraph" style:parent-style-name="Standard">
      <style:paragraph-properties fo:margin-top="0.1665in" fo:margin-bottom="0.1665in" loext:contextual-spacing="false" fo:line-height="100%"/>
    </style:style>
    <style:style style:name="P49" style:family="paragraph" style:parent-style-name="Standard">
      <style:paragraph-properties fo:margin-top="0.1665in" fo:margin-bottom="0.1665in" loext:contextual-spacing="false" fo:line-height="100%"/>
      <style:text-properties fo:font-weight="bold" style:font-weight-asian="bold"/>
    </style:style>
    <style:style style:name="P50" style:family="paragraph" style:parent-style-name="Standard">
      <style:paragraph-properties fo:margin-top="0.1665in" fo:margin-bottom="0.1665in" loext:contextual-spacing="false" fo:line-height="100%" fo:break-before="page"/>
    </style:style>
    <style:style style:name="P51" style:family="paragraph" style:parent-style-name="Standard" style:list-style-name="WWNum2">
      <style:paragraph-properties fo:margin-left="1in" fo:margin-right="0in" fo:margin-top="0in" fo:margin-bottom="0in" loext:contextual-spacing="false" fo:text-indent="-0.25in" style:auto-text-indent="false"/>
    </style:style>
    <style:style style:name="P52" style:family="paragraph" style:parent-style-name="Standard" style:list-style-name="WWNum9">
      <style:paragraph-properties fo:margin-left="1in" fo:margin-right="0in" fo:margin-top="0in" fo:margin-bottom="0in" loext:contextual-spacing="false" fo:text-indent="-0.25in" style:auto-text-indent="false"/>
    </style:style>
    <style:style style:name="P53" style:family="paragraph" style:parent-style-name="Standard" style:list-style-name="WWNum9">
      <style:paragraph-properties fo:margin-left="1in" fo:margin-right="0in" fo:margin-top="0in" fo:margin-bottom="0.0429in" loext:contextual-spacing="false" fo:text-indent="-0.25in" style:auto-text-indent="false"/>
    </style:style>
    <style:style style:name="P54" style:family="paragraph" style:parent-style-name="Heading_20_1" style:list-style-name="WWNum6">
      <style:paragraph-properties fo:text-align="justify" style:justify-single-word="false"/>
    </style:style>
    <style:style style:name="P55" style:family="paragraph" style:parent-style-name="Heading_20_1" style:list-style-name="WWNum6"/>
    <style:style style:name="P56" style:family="paragraph" style:parent-style-name="Heading_20_1">
      <style:paragraph-properties fo:margin-left="0.3in" fo:margin-right="0in" fo:text-align="justify" style:justify-single-word="false" fo:text-indent="0in" style:auto-text-indent="false"/>
    </style:style>
    <style:style style:name="P57" style:family="paragraph" style:parent-style-name="Heading_20_2" style:list-style-name="WWNum6"/>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weight="bold" style:font-weight-asian="bold"/>
    </style:style>
    <style:style style:name="T30" style:family="text">
      <style:text-properties style:text-underline-style="none"/>
    </style:style>
    <style:style style:name="T31" style:family="text">
      <style:text-properties fo:color="#333333" style:font-name="Consolas" fo:font-weight="bold" fo:background-color="#f8f8f8" loext:char-shading-value="0" style:font-name-asian="Consolas1" style:font-weight-asian="bold" style:font-name-complex="Consolas1"/>
    </style:style>
    <style:style style:name="T32" style:family="text">
      <style:text-properties fo:color="#333333" style:font-name="Consolas" fo:background-color="#f8f8f8" loext:char-shading-value="0" style:font-name-asian="Consolas1" style:font-name-complex="Consolas1"/>
    </style:style>
    <style:style style:name="T33" style:family="text">
      <style:text-properties fo:color="#dd1144" style:font-name="Consolas" fo:background-color="#f8f8f8" loext:char-shading-value="0" style:font-name-asian="Consolas1" style:font-name-complex="Consolas1"/>
    </style:style>
    <style:style style:name="T34" style:family="text">
      <style:text-properties fo:color="#0086b3" style:font-name="Consolas" fo:background-color="#f8f8f8" loext:char-shading-value="0" style:font-name-asian="Consolas1" style:font-name-complex="Consolas1"/>
    </style:style>
    <style:style style:name="T35" style:family="text">
      <style:text-properties style:font-name="Arimo" fo:font-size="10pt" fo:font-weight="bold" style:font-name-asian="Arimo1" style:font-size-asian="10pt" style:font-weight-asian="bold" style:font-name-complex="Arimo1" style:font-size-complex="10pt"/>
    </style:style>
    <style:style style:name="T36" style:family="text">
      <style:text-properties fo:color="#008080" style:font-name="Consolas" fo:background-color="#f8f8f8" loext:char-shading-value="0" style:font-name-asian="Consolas1" style:font-name-complex="Consolas1"/>
    </style:style>
    <style:style style:name="T37" style:family="text">
      <style:text-properties fo:color="#999988" style:font-name="Consolas" fo:font-style="italic" fo:background-color="#f8f8f8" loext:char-shading-value="0" style:font-name-asian="Consolas1" style:font-style-asian="italic" style:font-name-complex="Consolas1"/>
    </style:style>
    <style:style style:name="T3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Desarrollo Web en Entorno Cliente</text:span><text:span text:style-name="T3"><text:line-break/></text:span><text:span text:style-name="T4">UD 03. Objetos predefinido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zado Octubre 2020</text:span></text:p>
      <text:p text:style-name="P5"/>
      <text:p text:style-name="P5"/>
      <text:p text:style-name="P6"><text:span text:style-name="T14">Licencia</text:span></text:p>
      <text:p text:style-name="P8"/>
      <text:p text:style-name="P7"><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7">📖 </text:span><text:span text:style-name="T10">Importante</text:span></text:p>
      <text:p text:style-name="P14"/>
      <text:p text:style-name="P12"><text:span text:style-name="T18">❕</text:span><text:span text:style-name="T11"> </text:span><text:span text:style-name="T10">Atención</text:span></text:p>
      <text:p text:style-name="P14"/>
      <text:p text:style-name="P12"><text:span text:style-name="T12">💬</text:span><text:span text:style-name="T10"> Interesante</text:span></text:p>
      <text:p text:style-name="P56"/>
      <text:p text:style-name="P16"><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span text:style-name="T20">1. </text:span><text:a xlink:type="simple" xlink:href="#_ge43nvu7ywtj" text:style-name="Index_20_Link" text:visited-style-name="Index_20_Link"><text:span text:style-name="T13">Introducción</text:span></text:a><text:span text:style-name="T13"><text:tab/>3</text:span></text:p>
          <text:p text:style-name="P23"><text:span text:style-name="T21">2. </text:span><text:a xlink:type="simple" xlink:href="#_ufc7q4t6mm5g" text:style-name="Index_20_Link" text:visited-style-name="Index_20_Link"><text:span text:style-name="T13">Funciones predefinidas</text:span></text:a><text:span text:style-name="T13"><text:tab/>3</text:span></text:p>
          <text:p text:style-name="P26"><text:span text:style-name="T21">2.1. </text:span><text:a xlink:type="simple" xlink:href="#_4klsf52xtj5q" text:style-name="Index_20_Link" text:visited-style-name="Index_20_Link"><text:span text:style-name="T13">Tratamiento numérico</text:span></text:a><text:span text:style-name="T13"><text:tab/>3</text:span></text:p>
          <text:p text:style-name="P26"><text:span text:style-name="T21">2.2. </text:span><text:a xlink:type="simple" xlink:href="#_x4a9js67d6z8" text:style-name="Index_20_Link" text:visited-style-name="Index_20_Link"><text:span text:style-name="T13">Función eval</text:span></text:a><text:span text:style-name="T13"><text:tab/>3</text:span></text:p>
          <text:p text:style-name="P23"><text:span text:style-name="T21">3. </text:span><text:a xlink:type="simple" xlink:href="#_4ahbhkv290z3" text:style-name="Index_20_Link" text:visited-style-name="Index_20_Link"><text:span text:style-name="T13">Objeto predefinido String</text:span></text:a><text:span text:style-name="T13"><text:tab/>4</text:span></text:p>
          <text:p text:style-name="P23"><text:span text:style-name="T21">4. </text:span><text:a xlink:type="simple" xlink:href="#_7bjmw5b57asi" text:style-name="Index_20_Link" text:visited-style-name="Index_20_Link"><text:span text:style-name="T13">Objeto predefinido Date</text:span></text:a><text:span text:style-name="T13"><text:tab/>5</text:span></text:p>
          <text:p text:style-name="P23"><text:span text:style-name="T21">5. </text:span><text:a xlink:type="simple" xlink:href="#_p0q4tunz2rmq" text:style-name="Index_20_Link" text:visited-style-name="Index_20_Link"><text:span text:style-name="T13">Objeto predefinido Array</text:span></text:a><text:span text:style-name="T13"><text:tab/>6</text:span></text:p>
          <text:p text:style-name="P23"><text:span text:style-name="T21">6. </text:span><text:a xlink:type="simple" xlink:href="#_f29n8wktyfjy" text:style-name="Index_20_Link" text:visited-style-name="Index_20_Link"><text:span text:style-name="T13">Objeto predefinido Math</text:span></text:a><text:span text:style-name="T13"><text:tab/>7</text:span></text:p>
          <text:p text:style-name="P23"><text:span text:style-name="T21">7. </text:span><text:a xlink:type="simple" xlink:href="#_wgqdyh35u9ls" text:style-name="Index_20_Link" text:visited-style-name="Index_20_Link"><text:span text:style-name="T13">Objeto predefinido Window</text:span></text:a><text:span text:style-name="T13"><text:tab/>7</text:span></text:p>
          <text:p text:style-name="P23"><text:span text:style-name="T21">8. </text:span><text:a xlink:type="simple" xlink:href="#_d71w6ugw7xmk" text:style-name="Index_20_Link" text:visited-style-name="Index_20_Link"><text:span text:style-name="T13">Material adicional</text:span></text:a><text:span text:style-name="T13"><text:tab/>8</text:span></text:p>
          <text:p text:style-name="P23"><text:span text:style-name="T21">9. </text:span><text:a xlink:type="simple" xlink:href="#_52hibfi4gv7g" text:style-name="Index_20_Link" text:visited-style-name="Index_20_Link"><text:span text:style-name="T13">Bibliografía</text:span></text:a><text:span text:style-name="T13"><text:tab/>8</text:span></text:p>
          <text:p text:style-name="P24"><text:span text:style-name="T21">10. </text:span><text:a xlink:type="simple" xlink:href="#_g1qlmy5ta6mu" text:style-name="Index_20_Link" text:visited-style-name="Index_20_Link"><text:span text:style-name="T13">Autores (en orden alfabético)</text:span></text:a><text:span text:style-name="T13"><text:tab/>8</text:span></text:p>
        </text:index-body>
      </text:table-of-content>
      <text:p text:style-name="P21"><text:span text:style-name="T22">UD0</text:span><text:span text:style-name="T23">3</text:span><text:span text:style-name="T24">. </text:span><text:span text:style-name="T23">Objetos predefinidos</text:span></text:p>
      <text:list xml:id="list1959982736" text:style-name="WWNum6">
        <text:list-item>
          <text:p text:style-name="P55"><text:bookmark text:name="_ge43nvu7ywtj"/>Introducción</text:p>
        </text:list-item>
      </text:list>
      <text:p text:style-name="P25">Entre otras posibilidades, Javascript es un lenguaje que de forma nativa posee gran cantidad de funciones y objetos predefinidos. <text:s/>Estas funciones y objetos nos pueden ser útiles para realizar un código más eficiente, <text:s/>claro y ahorrarnos tiempo evitando “reinventar la rueda”. </text:p>
      <text:p text:style-name="P25">A continuación describiremos algunos de los objetos y funciones predefinidas más importantes.</text:p>
      <text:list xml:id="list43835140683642" text:continue-numbering="true" text:style-name="WWNum6">
        <text:list-item>
          <text:p text:style-name="P55"><text:bookmark text:name="_ufc7q4t6mm5g"/>Funciones predefinidas</text:p>
          <text:list>
            <text:list-item>
              <text:p text:style-name="P57"><text:bookmark text:name="_4klsf52xtj5q"/>Tratamiento numérico</text:p>
            </text:list-item>
          </text:list>
        </text:list-item>
      </text:list>
      <text:p text:style-name="P25">Hay dos funciones predefinidas (<text:span text:style-name="T29">parseInt y parseFloat</text:span>) que ya comentamos en la unidad anterior. En este punto, además de recordarlas, ampliamos con la función <text:span text:style-name="T29">isNaN </text:span>que nos ayudará a distinguir si una cadena es un número o no.</text:p>
      <text:list xml:id="list3802292058" text:style-name="WWNum5">
        <text:list-item>
          <text:p text:style-name="P27"><text:span text:style-name="T29">parseInt(cadena)</text:span>: convierte una cadena de texto entero a entero .</text:p>
        </text:list-item>
        <text:list-item>
          <text:p text:style-name="P34"><text:span text:style-name="T29">parseFloat(cadena)</text:span>: convierte una cadena de texto en decimal.</text:p>
        </text:list-item>
        <text:list-item>
          <text:p text:style-name="P41"><text:span text:style-name="T29">isNaN(cadena)</text:span>: NaN es la abreviación de “Not a Number”. Esta función comprueba si una cadena de caracteres puede ser considerada un número (false) o no (true).</text:p>
        </text:list-item>
      </text:list>
      <text:p text:style-name="P25">Ejemplo:</text:p>
      <table:table table:name="Table1" table:style-name="Table1">
        <table:table-column table:style-name="Table1.A"/>
        <table:table-row table:style-name="Table1.1">
          <table:table-cell table:style-name="Table1.A1" office:value-type="string">
            <text:p text:style-name="P17"><text:span text:style-name="T31">let</text:span><text:span text:style-name="T32"> numero;<text:line-break/></text:span><text:span text:style-name="T31">do</text:span><text:span text:style-name="T32">{<text:line-break/><text:tab/>numero=prompt(</text:span><text:span text:style-name="T33">"Esto se repetirá hasta que metas un número"</text:span><text:span text:style-name="T32">);<text:line-break/>}</text:span><text:span text:style-name="T31">while</text:span><text:span text:style-name="T32">(</text:span><text:span text:style-name="T34">isNaN</text:span><text:span text:style-name="T32">(numero));</text:span></text:p>
          </table:table-cell>
        </table:table-row>
      </table:table>
      <text:list xml:id="list43834180473820" text:continue-list="list43835140683642" text:style-name="WWNum6">
        <text:list-item>
          <text:list>
            <text:list-item>
              <text:p text:style-name="P57"><text:bookmark text:name="_x4a9js67d6z8"/>Función eval</text:p>
            </text:list-item>
          </text:list>
        </text:list-item>
      </text:list>
      <text:p text:style-name="P48">Eval es una función que recibe una cadena y la interpreta como código Javascript. Dado que <text:s/>Javascript admite expresiones numéricas, se puede usar eval para calcular el resultado de expresiones numéricas.</text:p>
      <text:p text:style-name="P48">Eval es una función muy útil ya que podemos construir código dinámicamente mediante una cadena. Pero… al ser una función muy poderosa, también es muy peligrosa. Debe utilizarse únicamente en situaciones que lo requiera, ya que una cadena interpretada por eval que esté formada maliciosamente puede causar un agujero de seguridad.</text:p>
      <text:p text:style-name="P13"><text:span text:style-name="T18">❕</text:span><text:span text:style-name="T35"> </text:span><text:span text:style-name="T29">Atención: </text:span>esta función se utilizaba para procesar JSON (estudiaremos JSON más adelante en el curso). Actualmente por seguridad se utilizan otras funciones para procesar JSON.</text:p>
      <text:p text:style-name="P49"/>
      <text:p text:style-name="P50"><text:span text:style-name="T29">Ejemplo:</text:span></text:p>
      <text:p text:style-name="P17"/>
      <table:table table:name="Table2" table:style-name="Table2">
        <table:table-column table:style-name="Table2.A"/>
        <table:table-row table:style-name="Table2.1">
          <table:table-cell table:style-name="Table2.A1" office:value-type="string">
            <text:p text:style-name="P17"><text:span text:style-name="T31">let</text:span><text:span text:style-name="T32"> x=</text:span><text:span text:style-name="T36">3</text:span><text:span text:style-name="T32">;<text:line-break/></text:span><text:span text:style-name="T31">let</text:span><text:span text:style-name="T32"> y=</text:span><text:span text:style-name="T36">2</text:span><text:span text:style-name="T32">;<text:line-break/></text:span><text:span text:style-name="T31">let</text:span><text:span text:style-name="T32"> a=</text:span><text:span text:style-name="T34">eval</text:span><text:span text:style-name="T32">(</text:span><text:span text:style-name="T33">"2+3"</text:span><text:span text:style-name="T32">);<text:line-break/></text:span><text:span text:style-name="T31">let</text:span><text:span text:style-name="T32"> b=</text:span><text:span text:style-name="T34">eval</text:span><text:span text:style-name="T32">(</text:span><text:span text:style-name="T33">"x*y"</text:span><text:span text:style-name="T32">);<text:line-break/></text:span><text:span text:style-name="T34">eval</text:span><text:span text:style-name="T32">(</text:span><text:span text:style-name="T33">"alert('a vale '+a+' b vale '+b)"</text:span><text:span text:style-name="T32">);</text:span></text:p>
          </table:table-cell>
        </table:table-row>
      </table:table>
      <text:p text:style-name="Standard"/>
      <text:list xml:id="list43834150420760" text:continue-numbering="true" text:style-name="WWNum6">
        <text:list-item>
          <text:p text:style-name="P55"><text:bookmark text:name="_4ahbhkv290z3"/>Objeto predefinido String</text:p>
        </text:list-item>
      </text:list>
      <text:p text:style-name="P13"><text:span text:style-name="T18">❕</text:span><text:span text:style-name="T35"> </text:span><text:span text:style-name="T29">Atención: </text:span>aunque Javascript no exige la declaración de tipos de datos, internamente sus variables sí que tienen un tipo de datos <text:s/>concreto.</text:p>
      <text:p text:style-name="P25">Cuando creamos una cadena, implícitamente esta cadena se convierte en un objeto String, con sus propiedades y métodos predefinidos.El objeto predefinido String es útil porque nos ayuda a realizar múltiples operaciones con cadenas.</text:p>
      <text:p text:style-name="P13"><text:span text:style-name="T17">📖 </text:span><text:span text:style-name="T29">Importante: </text:span>los métodos de manipulación de cadenas de Javascript, no modifican al objeto actual, sino que devuelven el objeto resultante de aplicar la modificación.</text:p>
      <text:p text:style-name="Standard">Si queremos que la modificación se aplique sobre la misma cadena que estamos trabajando, haremos algo así:</text:p>
      <table:table table:name="Table3" table:style-name="Table3">
        <table:table-column table:style-name="Table3.A"/>
        <table:table-row table:style-name="Table3.1">
          <table:table-cell table:style-name="Table3.A1" office:value-type="string">
            <text:p text:style-name="P17"><text:span text:style-name="T32">cadena=cadena.metodoQueDevuelveUnaModificacion();</text:span></text:p>
          </table:table-cell>
        </table:table-row>
      </table:table>
      <text:p text:style-name="Standard">En este objeto, hay una propiedad muy importante llamada “length”. Esta propiedad nos indica cuantos elementos (caracteres) tiene la cadena.</text:p>
      <text:p text:style-name="Standard"/>
      <text:p text:style-name="Standard">También existen una serie de métodos muy útiles.</text:p>
      <text:list xml:id="list1315802513" text:style-name="WWNum7">
        <text:list-item>
          <text:p text:style-name="P28"><text:span text:style-name="T29">toLowerCase()/toUpperCase()</text:span>: devuelve la cadena convertida a minúsculas/mayúsculas. </text:p>
        </text:list-item>
        <text:list-item>
          <text:p text:style-name="P35"><text:span text:style-name="T29">concat(cadena)</text:span>: devuelve el objeto con el valor de cadena concatenado al final.</text:p>
        </text:list-item>
        <text:list-item>
          <text:p text:style-name="P35"><text:span text:style-name="T29">charAt(posicion)</text:span>: devuelve el carácter que se encuentre en la posición solicitada. Debemos tener en cuenta que las posiciones comienzan a contar desde cero.</text:p>
        </text:list-item>
        <text:list-item>
          <text:p text:style-name="P35"><text:span text:style-name="T29">indexOf(texto, [indice]</text:span>): devuelve la primera posición donde se encuentra el texto buscado, empezando a buscar desde la posición “indice”. Si “indice” no se indica, se toma por defecto el valor 0.</text:p>
        </text:list-item>
        <text:list-item>
          <text:p text:style-name="P35"><text:span text:style-name="T29">lastIndexOf (texto, [indice])</text:span>: como la anterior. Busca “hacia atrás” la primera ocurrencia del texto buscado. Indice indica desde qué punto se empieza a buscar “hacia atrás”. Si no se indica el valor de “indice”, se busca desde el final.</text:p>
        </text:list-item>
        <text:list-item>
          <text:p text:style-name="P35"><text:span text:style-name="T29">replace(texto1,texto2)</text:span>: busca ocurrencias de la cadena texto1 y las reemplaza por texto2.</text:p>
        </text:list-item>
        <text:list-item>
          <text:p text:style-name="P35"><text:span text:style-name="T29">split(caracter, [trozos])</text:span>: separa la cadena mediante un carácter separador. Trozos indica el máximo de separaciones. Si no se indica, se harán todas las separaciones posibles.</text:p>
        </text:list-item>
        <text:list-item>
          <text:p text:style-name="P42"><text:span text:style-name="T29">substring(inicio, [fin]):</text:span> devuelve la subcadena comprendida entre la posición inicio y la posición fin. Si fin no se indica, se toma como valor el final de la cadena.</text:p>
        </text:list-item>
      </text:list>
      <text:p text:style-name="Standard"><text:span text:style-name="T29">Ejemplo de algunas de las funciones:</text:span></text:p>
      <table:table table:name="Table4" table:style-name="Table4">
        <table:table-column table:style-name="Table4.A"/>
        <table:table-row table:style-name="Table4.1">
          <table:table-cell table:style-name="Table4.A1" office:value-type="string">
            <text:p text:style-name="P17"><text:span text:style-name="T31">let</text:span><text:span text:style-name="T32"> cad=</text:span><text:span text:style-name="T33">"Sergi:Garcia:123456"</text:span><text:span text:style-name="T32">;<text:line-break/></text:span><text:span text:style-name="T31">let</text:span><text:span text:style-name="T32"> tfo;<text:line-break/>cad=cad.toUpperCase();<text:line-break/>alert(cad);<text:line-break/>splitTodosCampos=cad.split(</text:span><text:span text:style-name="T33">":"</text:span><text:span text:style-name="T32">);<text:line-break/>split1Campo=cad.split(</text:span><text:span text:style-name="T33">":"</text:span><text:span text:style-name="T32">,</text:span><text:span text:style-name="T36">1</text:span><text:span text:style-name="T32">);<text:line-break/>alert(splitTodosCampos);<text:line-break/>alert(split1Campo);<text:line-break/>tfo=splitTodosCampos[</text:span><text:span text:style-name="T36">2</text:span><text:span text:style-name="T32">];<text:line-break/></text:span><text:span text:style-name="T37">//Cambio en el telefono los números 3 por 9s</text:span><text:span text:style-name="T32"><text:line-break/>tfo=tfo.replace(</text:span><text:span text:style-name="T33">"2"</text:span><text:span text:style-name="T32">,</text:span><text:span text:style-name="T33">"9"</text:span><text:span text:style-name="T32">);<text:line-break/>alert(tfo);<text:line-break/></text:span><text:span text:style-name="T37">//Muestro el quinto número del teléfono</text:span><text:span text:style-name="T32"><text:line-break/>alert(tfo.charAt(</text:span><text:span text:style-name="T36">4</text:span><text:span text:style-name="T32">));<text:line-break/>alert(</text:span><text:span text:style-name="T33">"Bienvenido al CEEDCV"</text:span><text:span text:style-name="T32">);</text:span></text:p>
          </table:table-cell>
        </table:table-row>
      </table:table>
      <text:list xml:id="list43833670559162" text:continue-list="list43834150420760" text:style-name="WWNum6">
        <text:list-item>
          <text:p text:style-name="P55"><text:bookmark text:name="_7bjmw5b57asi"/>Objeto predefinido Date</text:p>
        </text:list-item>
      </text:list>
      <text:p text:style-name="Standard">Date es un objeto predefinido que nos permite trabajar con fechas. Para crear un objeto date se admiten múltiples formatos. <text:s/>Mas información en <text:a xlink:type="simple" xlink:href="http://www.w3schools.com/js/js_dates.asp" text:style-name="ListLabel_20_73" text:visited-style-name="ListLabel_20_73"><text:span text:style-name="T38">http://www.w3schools.com/js/js_dates.asp</text:span></text:a></text:p>
      <text:p text:style-name="Standard">Los meses en Date se numeran del 0 al 11 (siendo el 0 Enero y el 11 Diciembre) mientras que los días si se numeran del 1 al 31.</text:p>
      <text:p text:style-name="P48"><text:span text:style-name="T29">Ejemplo:</text:span></text:p>
      <table:table table:name="Table5" table:style-name="Table5">
        <table:table-column table:style-name="Table5.A"/>
        <table:table-row table:style-name="Table5.1">
          <table:table-cell table:style-name="Table5.A1" office:value-type="string">
            <text:p text:style-name="P17"><text:span text:style-name="T32"><text:s/></text:span><text:span text:style-name="T37">// Crea una fecha con la fecha y hora del sistema</text:span><text:span text:style-name="T32"><text:line-break/></text:span><text:span text:style-name="T31">let</text:span><text:span text:style-name="T32"> d=</text:span><text:span text:style-name="T31">new</text:span><text:span text:style-name="T32"> </text:span><text:span text:style-name="T34">Date</text:span><text:span text:style-name="T32">();<text:line-break/></text:span><text:span text:style-name="T37">// Crea una fecha basándose en la cadena de fecha especificada</text:span><text:span text:style-name="T32"><text:line-break/>d=</text:span><text:span text:style-name="T31">new</text:span><text:span text:style-name="T32"> </text:span><text:span text:style-name="T34">Date</text:span><text:span text:style-name="T32">(</text:span><text:span text:style-name="T33">"October 13, 2014 11:13:00"</text:span><text:span text:style-name="T32">);<text:line-break/></text:span><text:span text:style-name="T37">// Crea una fecha indicando año, mes, dia, horas, minutos, segundos milisegundos</text:span><text:span text:style-name="T32"><text:line-break/>d=</text:span><text:span text:style-name="T31">new</text:span><text:span text:style-name="T32"> </text:span><text:span text:style-name="T34">Date</text:span><text:span text:style-name="T32">(</text:span><text:span text:style-name="T36">99</text:span><text:span text:style-name="T32">,</text:span><text:span text:style-name="T36">5</text:span><text:span text:style-name="T32">,</text:span><text:span text:style-name="T36">24</text:span><text:span text:style-name="T32">,</text:span><text:span text:style-name="T36">11</text:span><text:span text:style-name="T32">,</text:span><text:span text:style-name="T36">33</text:span><text:span text:style-name="T32">,</text:span><text:span text:style-name="T36">30</text:span><text:span text:style-name="T32">,</text:span><text:span text:style-name="T36">0</text:span><text:span text:style-name="T32">);<text:line-break/></text:span><text:span text:style-name="T37">// Crea una fecha indicando año, mes, día.</text:span><text:span text:style-name="T32"><text:line-break/>d=</text:span><text:span text:style-name="T31">new</text:span><text:span text:style-name="T32"> </text:span><text:span text:style-name="T34">Date</text:span><text:span text:style-name="T32">(</text:span><text:span text:style-name="T36">99</text:span><text:span text:style-name="T32">,</text:span><text:span text:style-name="T36">5</text:span><text:span text:style-name="T32">,</text:span><text:span text:style-name="T36">24</text:span><text:span text:style-name="T32">);</text:span></text:p>
          </table:table-cell>
        </table:table-row>
      </table:table>
      <text:p text:style-name="Standard">Algunos de los métodos más importantes del objeto Date:</text:p>
      <text:list xml:id="list3121838888" text:style-name="WWNum2">
        <text:list-item>
          <text:p text:style-name="P29"><text:span text:style-name="T29">Métodos set/get</text:span>: son métodos que permite cambiar el valor de alguna parte de la fecha (set) u de obtener el valor de alguna parte de la fecha (get).</text:p>
          <text:list>
            <text:list-item>
              <text:p text:style-name="P51">Ejemplos: setMonth(mes), getMonth(); setDate(dia), getDate(), setHours(hora, minuto,segundo), getHours(), etc.</text:p>
            </text:list-item>
          </text:list>
        </text:list-item>
        <text:list-item>
          <text:p text:style-name="P36"><text:span text:style-name="T29">getDay()</text:span>: devuelve el día de la semana, (el día del mes es con getDate). Están numerados del 0 al 6, siendo el 0 domingo y el 6 sábado.</text:p>
        </text:list-item>
        <text:list-item>
          <text:p text:style-name="P36"><text:span text:style-name="T29">toDateString()</text:span>: convierte la fecha del objeto a una cadena en objeto fecha.</text:p>
        </text:list-item>
        <text:list-item>
          <text:p text:style-name="P36"><text:span text:style-name="T29">toGMTString()</text:span>: convierte la fecha del objeto en una cadena con formato de fecha GMT.</text:p>
        </text:list-item>
        <text:list-item>
          <text:p text:style-name="P43"><text:span text:style-name="T29">toUTCString()</text:span>: convierte la fecha del objeto en una cadena con formato de fecha UTC.</text:p>
        </text:list-item>
      </text:list>
      <text:p text:style-name="Standard"/>
      <text:p text:style-name="Standard"><text:span text:style-name="T29">Ejemplo</text:span>:</text:p>
      <text:p text:style-name="Standard">// Con fecha actual y con dia uno del mes, mostramos dia de la semana</text:p>
      <table:table table:name="Table6" table:style-name="Table6">
        <table:table-column table:style-name="Table6.A"/>
        <table:table-row table:style-name="Table6.1">
          <table:table-cell table:style-name="Table6.A1" office:value-type="string">
            <text:p text:style-name="P17"><text:span text:style-name="T31">let</text:span><text:span text:style-name="T32"> d=</text:span><text:span text:style-name="T31">new</text:span><text:span text:style-name="T32"> </text:span><text:span text:style-name="T34">Date</text:span><text:span text:style-name="T32">();<text:line-break/>alert(d.getDay());<text:line-break/>d.setDate(</text:span><text:span text:style-name="T36">1</text:span><text:span text:style-name="T32">);<text:line-break/>alert(d.getDay);</text:span></text:p>
          </table:table-cell>
        </table:table-row>
      </table:table>
      <text:list xml:id="list43834133711634" text:continue-list="list43833670559162" text:style-name="WWNum6">
        <text:list-item>
          <text:p text:style-name="P55"><text:bookmark text:name="_p0q4tunz2rmq"/>Objeto predefinido Array</text:p>
        </text:list-item>
      </text:list>
      <text:p text:style-name="Standard">En la unidad anterior describimos que es un array en Javascript. Para el uso de arrays, Javascript utiliza un objeto que nos puede ser muy útil para realizar determinadas operaciones. </text:p>
      <text:p text:style-name="Standard">Aclarar que en el interior de un array se pueden guardar cualquier tipo de objetos (date, string, números enteros, decimales, otros Arrays, etc...).</text:p>
      <text:p text:style-name="Standard">Todo lo aplicado al uso de arrays que comentamos en el tema anterior, es aplicable al objeto Array (length para número de elementos, modificar/consultar array, etc...).</text:p>
      <text:p text:style-name="Standard"/>
      <text:p text:style-name="P13"><text:span text:style-name="T17">📖 </text:span><text:span text:style-name="T29">Importante: </text:span>generalmente, los métodos del objeto predefinido Array modifican el contenido del propio array.</text:p>
      <text:p text:style-name="Standard">Algunos de los métodos más importantes del objeto Array:</text:p>
      <text:list xml:id="list539396092" text:style-name="WWNum1">
        <text:list-item>
          <text:p text:style-name="P30"><text:span text:style-name="T29">join([separador]):</text:span> devuelve una cadena con todos los elementos del array, separados por el texto que se incluya en separador.</text:p>
        </text:list-item>
        <text:list-item>
          <text:p text:style-name="P37"><text:span text:style-name="T29">push(elemento1, elemento2,….):</text:span> añade al final los elementos 1 y 2 en el orden proporcionado.</text:p>
        </text:list-item>
        <text:list-item>
          <text:p text:style-name="P37"><text:span text:style-name="T29">pop():</text:span> devuelve y elimina el último elemento del array. </text:p>
        </text:list-item>
        <text:list-item>
          <text:p text:style-name="P37"><text:span text:style-name="T29">reverse()</text:span>: invierte el orden de los elementos de un array.</text:p>
        </text:list-item>
        <text:list-item>
          <text:p text:style-name="P37"><text:span text:style-name="T29">sort()</text:span>: ordena los elementos de un array alfabéticamente. Nota: al ser un orden alfabético, puede dar resultados incorrectos con números, por ejemplo 10 ir antes que 2.</text:p>
        </text:list-item>
        <text:list-item>
          <text:p text:style-name="P44"><text:span text:style-name="T29">slice(inicio, [final])</text:span>: devuelve los elementos de un array comprendidos entre inicio y final. Si no se indica final, se toma hasta el último elemento del array.</text:p>
        </text:list-item>
      </text:list>
      <text:p text:style-name="Standard"><text:span text:style-name="T29">Ejemplo</text:span>:</text:p>
      <table:table table:name="Table7" table:style-name="Table7">
        <table:table-column table:style-name="Table7.A"/>
        <table:table-row table:style-name="Table7.1">
          <table:table-cell table:style-name="Table7.A1" office:value-type="string">
            <text:p text:style-name="P17"><text:span text:style-name="T31">let</text:span><text:span text:style-name="T32"> x=[</text:span><text:span text:style-name="T36">1</text:span><text:span text:style-name="T32">,</text:span><text:span text:style-name="T36">2</text:span><text:span text:style-name="T32">,</text:span><text:span text:style-name="T36">3</text:span><text:span text:style-name="T32">];<text:line-break/></text:span><text:span text:style-name="T31">let</text:span><text:span text:style-name="T32"> y=[</text:span><text:span text:style-name="T36">2</text:span><text:span text:style-name="T32">,</text:span><text:span text:style-name="T36">3</text:span><text:span text:style-name="T32">,</text:span><text:span text:style-name="T36">10</text:span><text:span text:style-name="T32">,</text:span><text:span text:style-name="T36">2</text:span><text:span text:style-name="T32">];<text:line-break/></text:span><text:span text:style-name="T37">// Damos la vuelta a un vector</text:span><text:span text:style-name="T32"><text:line-break/>x.reverse();<text:line-break/>alert(x);<text:line-break/></text:span><text:span text:style-name="T37">// Ordenamos (recordamos que por defecto es alfabético y no numérico)</text:span><text:span text:style-name="T32"><text:line-break/>y.sort()<text:line-break/>alert(y);<text:line-break/></text:span><text:span text:style-name="T37">// Sacamos y eliminamos elemento</text:span><text:span text:style-name="T32"><text:line-break/></text:span><text:span text:style-name="T31">let</text:span><text:span text:style-name="T32"> sacado=y.pop();<text:line-break/>alert(sacado);<text:line-break/>alert(y);</text:span></text:p>
          </table:table-cell>
        </table:table-row>
      </table:table>
      <text:list xml:id="list43833342001205" text:continue-list="list43834133711634" text:style-name="WWNum6">
        <text:list-item>
          <text:p text:style-name="P55"><text:bookmark text:name="_f29n8wktyfjy"/><text:soft-page-break/>Objeto predefinido Math</text:p>
        </text:list-item>
      </text:list>
      <text:p text:style-name="Standard">El objeto Math es un objeto que contiene una colección métodos que nos ayudarán a trabajar realizar operaciones aritméticas, redondeos, etc.</text:p>
      <text:p text:style-name="Standard">Algunas de las constantes matemáticas predefinidas más importantes son:</text:p>
      <text:list xml:id="list1397295022" text:style-name="WWNum8">
        <text:list-item>
          <text:p text:style-name="P31"><text:span text:style-name="T29">E</text:span>: almacena el número de Euler.</text:p>
        </text:list-item>
        <text:list-item>
          <text:p text:style-name="P38"><text:span text:style-name="T29">PI</text:span>: almacena el número Pi.</text:p>
        </text:list-item>
        <text:list-item>
          <text:p text:style-name="P38"><text:span text:style-name="T29">LN2 / LN10</text:span>: logaritmo neperiano de 2 / 10.</text:p>
        </text:list-item>
        <text:list-item>
          <text:p text:style-name="P45"><text:span text:style-name="T29">LOG2E / LOG10E</text:span>: logaritmo en base 2 / 10 del número de Euler.</text:p>
        </text:list-item>
      </text:list>
      <text:p text:style-name="Standard">Algunos de los métodos más importantes que tiene disponibles son:</text:p>
      <text:list xml:id="list3792062824" text:style-name="WWNum9">
        <text:list-item>
          <text:p text:style-name="P32"><text:span text:style-name="T29">Redondeo</text:span>:</text:p>
          <text:list>
            <text:list-item>
              <text:p text:style-name="P52"><text:span text:style-name="T29">floor(numero)</text:span>: redondea hacia abajo un número.</text:p>
            </text:list-item>
            <text:list-item>
              <text:p text:style-name="P52"><text:span text:style-name="T29">ceil(numero)</text:span>: redondea hacia arriba un número.</text:p>
            </text:list-item>
            <text:list-item>
              <text:p text:style-name="P52"><text:span text:style-name="T29">round(numero)</text:span>: redondea al entero mas cercano.</text:p>
            </text:list-item>
          </text:list>
        </text:list-item>
        <text:list-item>
          <text:p text:style-name="P39"><text:span text:style-name="T29">Operaciones matemáticas:</text:span></text:p>
          <text:list>
            <text:list-item>
              <text:p text:style-name="P52"><text:span text:style-name="T29">abs(numero)</text:span>: devuelve el número en valor absoluto.</text:p>
            </text:list-item>
            <text:list-item>
              <text:p text:style-name="P52"><text:span text:style-name="T29">max / min (x,y)</text:span>: devuelve el mayor / menor de dos números x e y.</text:p>
            </text:list-item>
            <text:list-item>
              <text:p text:style-name="P52"><text:span text:style-name="T29">pow(x,y)</text:span>: devuelve x elevado a y.</text:p>
            </text:list-item>
            <text:list-item>
              <text:p text:style-name="P52"><text:span text:style-name="T29">random()</text:span>: devuelve un número <text:s/>aleatorio con decimales entre 0 y 1. </text:p>
            </text:list-item>
            <text:list-item>
              <text:p text:style-name="P53"><text:span text:style-name="T29">sqrt(numero)</text:span>: devuelve la raíz cuadrada del número indicado.</text:p>
            </text:list-item>
          </text:list>
        </text:list-item>
      </text:list>
      <text:p text:style-name="Standard"><text:span text:style-name="T29">Ejemplo</text:span>:</text:p>
      <table:table table:name="Table8" table:style-name="Table8">
        <table:table-column table:style-name="Table8.A"/>
        <table:table-row table:style-name="Table8.1">
          <table:table-cell table:style-name="Table8.A1" office:value-type="string">
            <text:p text:style-name="P17"><text:span text:style-name="T37">// Obtenemos un entero entre 1 y 11</text:span><text:span text:style-name="T32"><text:line-break/></text:span><text:span text:style-name="T31">let</text:span><text:span text:style-name="T32"> x=</text:span><text:span text:style-name="T34">parseInt</text:span><text:span text:style-name="T32">( (</text:span><text:span text:style-name="T34">Math</text:span><text:span text:style-name="T32">.random()*</text:span><text:span text:style-name="T36">10</text:span><text:span text:style-name="T32">)+</text:span><text:span text:style-name="T36">1</text:span><text:span text:style-name="T32"> )<text:line-break/></text:span><text:span text:style-name="T37">// Redondeamos y hacia abajo</text:span><text:span text:style-name="T32"><text:line-break/></text:span><text:span text:style-name="T31">let</text:span><text:span text:style-name="T32"> y=</text:span><text:span text:style-name="T34">Math</text:span><text:span text:style-name="T32">.floor(</text:span><text:span text:style-name="T36">11.5</text:span><text:span text:style-name="T32">);<text:line-break/>alert(</text:span><text:span text:style-name="T34">Math</text:span><text:span text:style-name="T32">.PI);</text:span></text:p>
          </table:table-cell>
        </table:table-row>
      </table:table>
      <text:p text:style-name="Standard"/>
      <text:list xml:id="list43834956248079" text:continue-list="list43833342001205" text:style-name="WWNum6">
        <text:list-item>
          <text:p text:style-name="P55"><text:bookmark text:name="_wgqdyh35u9ls"/>Objeto predefinido Window</text:p>
        </text:list-item>
      </text:list>
      <text:p text:style-name="Standard">El objeto Window es un objeto que solo está presente al trabajar con Javascript en navegadores, no estando presente en entornos como NodeJS. </text:p>
      <text:p text:style-name="Standard">El motivo de que este objeto sólo exista en navegadores es que fuera de ellos carece de sentido, ya que posee propiedades y controla elementos relacionado con lo que ocurre en la “ventana” del navegador.</text:p>
      <text:p text:style-name="Standard"/>
      <text:p text:style-name="Standard"/>
      <text:p text:style-name="Standard">Los métodos que estudiamos en el tema anterior cómo alert, prompt, etc. forman parte del objeto Window. Para hacer llamada a estos métodos no hace falta nombrar explícitamente Window (el navegador ya se encarga de ello).</text:p>
      <text:p text:style-name="Standard"/>
      <text:p text:style-name="Standard">Algunos de los métodos más importantes no estudiados previamente son:</text:p>
      <text:list xml:id="list3701097416" text:style-name="WWNum4">
        <text:list-item>
          <text:p text:style-name="P33"><text:span text:style-name="T29">setTimeout(cadenaFuncion,tiempo):</text:span> este método ejecuta la llamada a la función proporcionada por la cadena (se puede construir una cadena que lleve parámetros) y la ejecuta pasados los milisegundos que hay en la variable tiempo. Devuelve un identificador del “setTimeout” que nos servirá para referenciar lo si deseamos cancelarlo. SetTimeout solo ejecuta la orden una vez.</text:p>
        </text:list-item>
        <text:list-item>
          <text:p text:style-name="P40"><text:span text:style-name="T29">setInterval(cadenaFunción, tiempo):</text:span> exactamente igual que setTimeout, con la salvedad de que no se ejecuta una vez, sino que se repite cíclicamente cada vez que pasa el tiempo proporcionado.</text:p>
        </text:list-item>
        <text:list-item>
          <text:p text:style-name="P46"><text:span text:style-name="T29">clearTimeout / clearInterval (id):</text:span> se le pasa el identificador del timeout/interval y lo anula.</text:p>
        </text:list-item>
      </text:list>
      <text:p text:style-name="Standard"><text:span text:style-name="T29">Ejemplo:</text:span></text:p>
      <table:table table:name="Table9" table:style-name="Table9">
        <table:table-column table:style-name="Table9.A"/>
        <table:table-row table:style-name="Table9.1">
          <table:table-cell table:style-name="Table9.A1" office:value-type="string">
            <text:p text:style-name="P17"><text:span text:style-name="T37">// Creamos un intervalo que cada 15 segundos muestra mensaje hola </text:span><text:span text:style-name="T32"><text:line-break/></text:span><text:span text:style-name="T31">let</text:span><text:span text:style-name="T32"> idA=setInterval(</text:span><text:span text:style-name="T33">"alert('hola');"</text:span><text:span text:style-name="T32">,</text:span><text:span text:style-name="T36">15000</text:span><text:span text:style-name="T32">);<text:line-break/></text:span><text:span text:style-name="T37">// Creamos un timeout que cuando pasen 3 segundos muestra mensaje adios </text:span><text:span text:style-name="T32"><text:line-break/></text:span><text:span text:style-name="T31">let</text:span><text:span text:style-name="T32"> idB=setTimeout(</text:span><text:span text:style-name="T33">"alert('adios');"</text:span><text:span text:style-name="T32">,</text:span><text:span text:style-name="T36">3000</text:span><text:span text:style-name="T32">);<text:line-break/></text:span><text:span text:style-name="T37">// Creamos un timeout que cuando pasen 5 segundos muestra mensaje estonoseve </text:span><text:span text:style-name="T32"><text:line-break/></text:span><text:span text:style-name="T31">let</text:span><text:span text:style-name="T32"> idC=setTimeout(</text:span><text:span text:style-name="T33">"alert('estonoseve');"</text:span><text:span text:style-name="T32">,</text:span><text:span text:style-name="T36">5000</text:span><text:span text:style-name="T32">);<text:line-break/></text:span><text:span text:style-name="T37">// Cancelamos el último timeout</text:span><text:span text:style-name="T32"><text:line-break/>clearTimeout(idC);</text:span></text:p>
          </table:table-cell>
        </table:table-row>
      </table:table>
      <text:list xml:id="list43834587021665" text:continue-list="list43834956248079" text:style-name="WWNum6">
        <text:list-item>
          <text:p text:style-name="P55"><text:bookmark text:name="_d71w6ugw7xmk"/>Material adicional</text:p>
        </text:list-item>
      </text:list>
      <text:p text:style-name="P15">[1] Curso de Javascript en Udacity https://www.udacity.com/course/javascript-basics--ud804</text:p>
      <text:list xml:id="list43833772343193" text:continue-numbering="true" text:style-name="WWNum6">
        <text:list-item>
          <text:p text:style-name="P55"><text:bookmark text:name="_52hibfi4gv7g"/>Bibliografía</text:p>
        </text:list-item>
      </text:list>
      <text:p text:style-name="P10"><text:span text:style-name="T9">[1] </text:span>Javascript Mozilla Developer <text:a xlink:type="simple" xlink:href="https://developer.mozilla.org/es/docs/Web/JavaScript" text:style-name="ListLabel_20_73" text:visited-style-name="ListLabel_20_73"><text:span text:style-name="T38">https://developer.mozilla.org/es/docs/Web/JavaScript</text:span></text:a></text:p>
      <text:p text:style-name="P10"/>
      <text:p text:style-name="P10">[2] Javascript ES6 W3C <text:a xlink:type="simple" xlink:href="https://www.w3schools.com/js/js_es6.asp" text:style-name="ListLabel_20_73" text:visited-style-name="ListLabel_20_73"><text:span text:style-name="T38">https://www.w3schools.com/js/js_es6.asp</text:span></text:a></text:p>
      <text:list xml:id="list43834648691575" text:continue-numbering="true" text:style-name="WWNum6">
        <text:list-item>
          <text:p text:style-name="P54"><text:bookmark text:name="_g1qlmy5ta6mu"/>Autores (en orden alfabético)</text:p>
        </text:list-item>
      </text:list>
      <text:p text:style-name="P25">A continuación ofrecemos en orden alfabético el listado de autores que han hecho aportaciones a este documento:</text:p>
      <text:list xml:id="list2505364022" text:style-name="WWNum3">
        <text:list-item>
          <text:p text:style-name="P47">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3</text:span><text:span text:style-name="MT1">. Objetos predefinidos</text:span></text:p>
      </style:header>
      <style:footer>
        <text:p text:style-name="MP2"><text:span text:style-name="MT1">CFGS. Desarrollo de Aplicaciones W</text:span><text:span text:style-name="MT2">eb</text:span><text:span text:style-name="MT1"><text:tab/><text:tab/></text:span><text:span text:style-name="MT2">UD03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4" meta:paragraph-count="128" meta:word-count="1787" meta:character-count="11782" meta:non-whitespace-character-count="10151"/>
    <meta:generator>LibreOfficeDev/6.0.5.2$Linux_X86_64 LibreOffice_project/</meta:generator>
  </office:meta>
</office:document-meta>
</file>